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098814" officeooo:paragraph-rsid="00098814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098814" officeooo:paragraph-rsid="00098814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98814" officeooo:paragraph-rsid="0009881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98814" officeooo:paragraph-rsid="00098814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f819e" loext:opacity="100%" style:font-name="Arial1" fo:font-size="11pt" fo:font-weight="bold" officeooo:rsid="00098814" officeooo:paragraph-rsid="00098814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Introducción al documento HTML.</text:p>
      <text:p text:style-name="P1"/>
      <text:p text:style-name="P2">1. Introducción y contextualización práctica.</text:p>
      <text:p text:style-name="P2"/>
      <text:p text:style-name="P3">El lenguaje HTML es aquel que entienden los navegadores y el que viaja a través de la red. Con este lenguaje, se crean los documentos HTML que se almacenarán en el servidor web para que puedan ser accesibles en la red de redes (Internet).</text:p>
      <text:p text:style-name="P3"/>
      <text:p text:style-name="P2">2. El lenguaje de marcas HTML.</text:p>
      <text:p text:style-name="P2"/>
      <text:p text:style-name="P3">Nos permite crear páginas web que se podrán visualizar en un navegador web como Chrome o Mozilla.</text:p>
      <text:p text:style-name="P3"/>
      <text:p text:style-name="P3">Las páginas webs estarán alojadas en un servidor, y podremos acceder a ellas a través de un URL (Uniform Resource Locator).</text:p>
      <text:p text:style-name="P3"/>
      <text:p text:style-name="P3">Las etiquetas que podremos utilizar en el documento HTML deben escribirse entre los símbolos &lt; y &gt;, y siempre deben estar emparejadas. La etiqueta de cierre se indica con el carácter /.</text:p>
      <text:p text:style-name="P3"/>
      <text:p text:style-name="P4">&lt;p&gt;nombre de párrafo&lt;/p&gt;</text:p>
      <text:p text:style-name="P4"/>
      <text:p text:style-name="P3">Hay que tener en cuenta que:</text:p>
      <text:p text:style-name="P3"/>
      <text:p text:style-name="P3">· Algunas no requieren de etiqueta de cierre, como por ejemplo &lt;hr&gt;, que se utiliza para mostrar una línea horizontal; o &lt;img&gt; para visualizar imágenes.</text:p>
      <text:p text:style-name="P3"/>
      <text:p text:style-name="P3">· No diferencia entre mayúsculas y minúsculas.</text:p>
      <text:p text:style-name="P3"/>
      <text:p text:style-name="P3">· Algunas etiquetas pueden anidarse, pero existen ciertas limitaciones.</text:p>
      <text:p text:style-name="P3"/>
      <text:p text:style-name="P4">&lt;p&gt;nombre de&lt;b&gt;párrafo&lt;/b&gt;&lt;/p&gt;</text:p>
      <text:p text:style-name="P4"/>
      <text:p text:style-name="P3">· Un salto de línea, los espacios en blanco y los tabuladores no aportan nada en la visualización final del documento HTML, o sea, el navegador los pasa por alto.</text:p>
      <text:p text:style-name="P3"/>
      <text:p text:style-name="P5">2.1. Atributos y comentarios.</text:p>
      <text:p text:style-name="P5"/>
      <text:p text:style-name="P3">Las etiquetas de apertura pueden contener un atributo o varios, los cuales nos permitirán indicar alguna característica de dicha etiqueta. Existen atributos generales para todas las etiquetas y hay otros que son específicos para cada una.</text:p>
      <text:p text:style-name="P3">Los atributos tendrán un valor que debemos indicar entre comillas. La sintaxis sería la siguiente:</text:p>
      <text:p text:style-name="P3"/>
      <text:p text:style-name="P4">&lt;etiqueta atributo=”valor_de_atributo”&gt;</text:p>
      <text:p text:style-name="P4">&lt;img src=”andalucia_bandera.gif” alt=”Andalucia”&gt;</text:p>
      <text:p text:style-name="P4"/>
      <text:p text:style-name="P3">Algunos atributos que se usan con frecuencia en HTML:</text:p>
      <text:p text:style-name="P3"/>
      <text:p text:style-name="P4">· disabled: <text:span text:style-name="T1">permite deshabilitar un elemento de un formulario en HTML.</text:span></text:p>
      <text:p text:style-name="P4">· href: <text:span text:style-name="T1">se indica la dirección web para un enlace.</text:span></text:p>
      <text:p text:style-name="P4">· id: <text:span text:style-name="T1">se identifica de manera única un elemento del documento HTML.</text:span></text:p>
      <text:p text:style-name="P4">· style: <text:span text:style-name="T1">indica el estilo que se quiere aplicar a una etiqueta HTML.</text:span></text:p>
      <text:p text:style-name="P4"><text:soft-page-break/><text:span text:style-name="T1">La página web puede incluir comentarios que nos servirán para describir/documentar las partes que la componen. Esto es de suma utilidad cuando se trabaja con un grupo de personas o cuando retomamos el trabajo meses después.</text:span></text:p>
      <text:p text:style-name="P4"><text:span text:style-name="T1">Los comentarios no se muestran en el navegador, se pueden incluir en cualquier parte del documento y deben estar incluidos entre los caracteres </text:span>&lt;!-- y -- &gt;.</text:p>
      <text:p text:style-name="P4"/>
      <text:p text:style-name="P5">2.2. Elementos HMTL.</text:p>
      <text:p text:style-name="P5"/>
      <text:p text:style-name="P3">Une etiquetas y contenido, está formado por:</text:p>
      <text:p text:style-name="P3"/>
      <text:p text:style-name="P3">· Etiqueta de apertura.</text:p>
      <text:p text:style-name="P3">· Cero, uno o más atributos.</text:p>
      <text:p text:style-name="P3">· Información encerrada entre las etiquetas.</text:p>
      <text:p text:style-name="P3">· Etiqueta de cierre.</text:p>
      <text:p text:style-name="P3"/>
      <text:p text:style-name="P3">Los elementos HTML se pueden clasificar en dos grupos:</text:p>
      <text:p text:style-name="P3"/>
      <text:p text:style-name="P4">· En línea: <text:span text:style-name="T1">solo ocupa el espacio necesario según su contenido. Por ejemplo, los enlaces.</text:span></text:p>
      <text:p text:style-name="P4"><text:span text:style-name="T1"/></text:p>
      <text:p text:style-name="P4">· De bloque: <text:span text:style-name="T1">estos elementos siempre van a comenzar en una nueva línea y van a ocupar el espacio hasta el final de la línea, aunque su contenido no necesite llegar hasta el final.</text:span></text:p>
      <text:p text:style-name="P4"><text:span text:style-name="T1"/></text:p>
      <text:p text:style-name="P2">3. Versiones de HTML.</text:p>
      <text:p text:style-name="P2"/>
      <text:p text:style-name="P3">La primera versión es de 1991 y la desarrolló Tim Berners-Lee. A partir de esa fecha han ido apareciendo las siguientes versiones:</text:p>
      <text:p text:style-name="P3"/>
      <text:p text:style-name="P4">· HTML 2.0: <text:span text:style-name="T1">se publicó en 1995 y se simplificó al máximo su estructura para agilizar su diseño. No soporta tablas.</text:span></text:p>
      <text:p text:style-name="P4"><text:span text:style-name="T1"/></text:p>
      <text:p text:style-name="P4">· HTML 3.2: <text:span text:style-name="T1">se publicó en 1997 y fue la primera recomendada por la W3C. Ya incluía tablas, applets de Java, y diseños más avanzados.</text:span></text:p>
      <text:p text:style-name="P4"><text:span text:style-name="T1"/></text:p>
      <text:p text:style-name="P4">· HTML 4.01: <text:span text:style-name="T1">se publicó en 1999 y aportaba novedades, tales como mejorar los formularios, poder añadir scripts, etc.</text:span></text:p>
      <text:p text:style-name="P4"><text:span text:style-name="T1"/></text:p>
      <text:p text:style-name="P4">· HTML 5: <text:span text:style-name="T1">se publicó en 2014 y aporta nuevas etiquetas, la posibilidad de integrar audio y vídeo directamente sin plugins. Su característica principal es que aporta significado semántico.</text:span></text:p>
      <text:p text:style-name="P4"><text:span text:style-name="T1"/></text:p>
      <text:p text:style-name="P5">3.1. Navegadores y HTML.</text:p>
      <text:p text:style-name="P5"/>
      <text:p text:style-name="P3">El navegador web es el programa que nos va a permitir visualizar la página web. Es el encargado de interpretar el código HTML que desarrollemos.</text:p>
      <text:p text:style-name="P3"/>
      <text:p text:style-name="P5">3.2. Diferencia entre HTML y XHTML.</text:p>
      <text:p text:style-name="P5"/>
      <text:p text:style-name="P4">Las restricciones que tiene XHTML con respecto a HTML son las siguientes:</text:p>
      <text:p text:style-name="P4"/>
      <text:p text:style-name="P3">· Las etiquetas se tienen que cerrar en el mismo orden que se abrieron.</text:p>
      <text:p text:style-name="P3">· Todos los nombres, tanto de etiquetas como de atributos, se deben escribir en minúsculas.</text:p>
      <text:p text:style-name="P3">· Los valores de los atributos que se indican en la etiqueta de apertura deben ir entre comillas.</text:p>
      <text:p text:style-name="P3">· No está permitido comprimir los atributos.</text:p>
      <text:p text:style-name="P3">· Las etiquetas de apertura siempre deben tener su etiqueta de cierre.</text:p>
      <text:p text:style-name="P3"/>
      <text:p text:style-name="P3">En la actualidad existen dos versiones de XHTML, la 1.0 y la 1.1. La versión 1.0 se considera similar a HTML 4.0. Una de las diferencias principales de XHTML con respecto a HTML reside en su declaración en la cabecera.</text:p>
      <text:p text:style-name="P2"><text:soft-page-break/>4. Herramientas de diseño web.</text:p>
      <text:p text:style-name="P2"/>
      <text:p text:style-name="P4">· Colorzilla: <text:span text:style-name="T1">nos permite conocer el código exacto del color de un elemento de una página web.</text:span></text:p>
      <text:p text:style-name="P4"><text:span text:style-name="T1"/></text:p>
      <text:p text:style-name="P4">· Google Fonts: <text:span text:style-name="T1">bases de tipografías gratuitas.</text:span></text:p>
      <text:p text:style-name="P4"><text:span text:style-name="T1"/></text:p>
      <text:p text:style-name="P4">· WhatFont: <text:span text:style-name="T1">te permite averiguar la fuente utilizada en una página web.</text:span></text:p>
      <text:p text:style-name="P4"><text:span text:style-name="T1"/></text:p>
      <text:p text:style-name="P4">· MockFlow: <text:span text:style-name="T1">permite crear bocetos.</text:span></text:p>
      <text:p text:style-name="P4"><text:span text:style-name="T1"/></text:p>
      <text:p text:style-name="P4">· Pixabay: <text:span text:style-name="T1">banco de imágenes de calidad.</text:span></text:p>
      <text:p text:style-name="P4"><text:span text:style-name="T1"/></text:p>
      <text:p text:style-name="P4">· Iconfinder: <text:span text:style-name="T1">la mayor fuente de iconos gratuitos.</text:span></text:p>
      <text:p text:style-name="P4"><text:span text:style-name="T1"/></text:p>
      <text:p text:style-name="P4">· Gimp: <text:span text:style-name="T1">programa de edición y retoque de imágenes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7:42:58.234000000</meta:creation-date>
    <dc:date>2024-01-03T18:05:23.521000000</dc:date>
    <meta:editing-duration>PT22M25S</meta:editing-duration>
    <meta:editing-cycles>1</meta:editing-cycles>
    <meta:document-statistic meta:table-count="0" meta:image-count="0" meta:object-count="0" meta:page-count="3" meta:paragraph-count="59" meta:word-count="822" meta:character-count="4895" meta:non-whitespace-character-count="4132"/>
    <meta:generator>LibreOffice/7.6.2.1$Windows_X86_64 LibreOffice_project/56f7684011345957bbf33a7ee678afaf4d2ba333</meta:generator>
  </office:meta>
</office:document-meta>
</file>